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2971a" officeooo:paragraph-rsid="0012971a"/>
    </style:style>
    <style:style style:name="P2" style:family="paragraph" style:parent-style-name="Standard">
      <style:text-properties officeooo:rsid="001490da" officeooo:paragraph-rsid="001490da"/>
    </style:style>
    <style:style style:name="P3" style:family="paragraph" style:parent-style-name="Standard">
      <style:text-properties officeooo:rsid="0017340c" officeooo:paragraph-rsid="0017340c"/>
    </style:style>
    <style:style style:name="P4" style:family="paragraph" style:parent-style-name="Standard">
      <style:text-properties officeooo:rsid="001e49c1" officeooo:paragraph-rsid="0017340c"/>
    </style:style>
    <style:style style:name="P5" style:family="paragraph" style:parent-style-name="Standard">
      <style:text-properties officeooo:rsid="001e49c1" officeooo:paragraph-rsid="001e49c1"/>
    </style:style>
    <style:style style:name="P6" style:family="paragraph" style:parent-style-name="Standard">
      <style:text-properties officeooo:rsid="001f1676" officeooo:paragraph-rsid="001f1676"/>
    </style:style>
    <style:style style:name="P7" style:family="paragraph" style:parent-style-name="Standard">
      <style:text-properties officeooo:rsid="0020c537" officeooo:paragraph-rsid="0020c537"/>
    </style:style>
    <style:style style:name="P8" style:family="paragraph" style:parent-style-name="Standard">
      <style:text-properties officeooo:rsid="0020c537" officeooo:paragraph-rsid="00239c5d"/>
    </style:style>
    <style:style style:name="P9" style:family="paragraph" style:parent-style-name="Standard">
      <style:text-properties officeooo:rsid="0020cfb3" officeooo:paragraph-rsid="0020cfb3"/>
    </style:style>
    <style:style style:name="P10" style:family="paragraph" style:parent-style-name="Standard">
      <style:text-properties officeooo:rsid="00239c5d" officeooo:paragraph-rsid="00239c5d"/>
    </style:style>
    <style:style style:name="P11" style:family="paragraph" style:parent-style-name="Standard">
      <style:text-properties officeooo:rsid="00258b5e" officeooo:paragraph-rsid="00258b5e"/>
    </style:style>
    <style:style style:name="P12" style:family="paragraph" style:parent-style-name="Standard">
      <style:text-properties officeooo:rsid="00258b5e" officeooo:paragraph-rsid="002a3157"/>
    </style:style>
    <style:style style:name="P13" style:family="paragraph" style:parent-style-name="Standard">
      <style:text-properties officeooo:rsid="00258b5e" officeooo:paragraph-rsid="002bad98"/>
    </style:style>
    <style:style style:name="P14" style:family="paragraph" style:parent-style-name="Standard">
      <style:text-properties officeooo:rsid="002cff2b" officeooo:paragraph-rsid="002cff2b"/>
    </style:style>
    <style:style style:name="P15" style:family="paragraph" style:parent-style-name="Standard">
      <style:text-properties officeooo:rsid="002d77fb" officeooo:paragraph-rsid="002d77fb"/>
    </style:style>
    <style:style style:name="P16" style:family="paragraph" style:parent-style-name="Standard">
      <style:text-properties officeooo:rsid="002dd777" officeooo:paragraph-rsid="002dd777"/>
    </style:style>
    <style:style style:name="P17" style:family="paragraph" style:parent-style-name="Standard">
      <style:text-properties officeooo:rsid="002de450" officeooo:paragraph-rsid="002de450"/>
    </style:style>
    <style:style style:name="T1" style:family="text">
      <style:text-properties officeooo:rsid="001901e7"/>
    </style:style>
    <style:style style:name="T2" style:family="text">
      <style:text-properties officeooo:rsid="001caefd"/>
    </style:style>
    <style:style style:name="T3" style:family="text">
      <style:text-properties officeooo:rsid="001e49c1"/>
    </style:style>
    <style:style style:name="T4" style:family="text">
      <style:text-properties officeooo:rsid="001f1676"/>
    </style:style>
    <style:style style:name="T5" style:family="text">
      <style:text-properties officeooo:rsid="0022c2e1"/>
    </style:style>
    <style:style style:name="T6" style:family="text">
      <style:text-properties officeooo:rsid="00239c5d"/>
    </style:style>
    <style:style style:name="T7" style:family="text">
      <style:text-properties officeooo:rsid="00258b5e"/>
    </style:style>
    <style:style style:name="T8" style:family="text">
      <style:text-properties officeooo:rsid="00284846"/>
    </style:style>
    <style:style style:name="T9" style:family="text">
      <style:text-properties officeooo:rsid="002a3157"/>
    </style:style>
    <style:style style:name="T10" style:family="text">
      <style:text-properties officeooo:rsid="002bad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ould like to be able to use sterographic projection or similar to <text:span text:style-name="T3">show a large</text:span> <text:span text:style-name="T3">F</text:span>ield <text:span text:style-name="T3">O</text:span>f <text:span text:style-name="T3">V</text:span>iew<text:span text:style-name="T3"> (FOV)</text:span> that would be unu<text:span text:style-name="T3">s</text:span>able (due to stretch distortion) or impossible (over 180deg) with standard rectilinear projection.</text:p>
      <text:p text:style-name="P1"/>
      <text:p text:style-name="P2">It seems like the "standard" <text:span text:style-name="T3">horizontal FOV</text:span> for games, with most references appearing to come from first person shooters, to be something like 60 degrees on console, to 90<text:span text:style-name="T3">+</text:span> for PC<text:span text:style-name="T3">, with 110 seemingly fairly high. </text:span></text:p>
      <text:p text:style-name="P2"/>
      <text:p text:style-name="P3"><text:span text:style-name="T3">For small FOV, </text:span>This has the shortcoming that the field of view is limited compared to that of a person in real life, if their peripheral vision, and ability to easily look around by moving their head is included.</text:p>
      <text:p text:style-name="P3"/>
      <text:p text:style-name="P3"><text:span text:style-name="T2">I</text:span>t also means that, if the user is not viewing the display from a position<text:span text:style-name="T2"> equivalent to that which the scene was projected from, distortion will be seen. The more common case is that the viewer is more distant from the display as is ideal. This seems fairly standard - I sit further from my PC monitor than the monitor is wide, so horiz FOV&lt;60.</text:span></text:p>
      <text:p text:style-name="P4"/>
      <text:p text:style-name="P5">Stereographic projection is angle/circle preserving, but when the projection is viewed from finite distance, distortion is seen. It seems (from calculations in spreadsheet and on a piece of paper, in addition to http://www.decarpentier.nl/lens-distortion, which apparently references some proof, projections intermediate between rectilinear and stereographic (ie projection from a point inbetween the centre (rectilinear) and top (stereographic) of a sphere, of radius 1, onto a plane on which the sphere sits) produce a projection which are angle preserving when viewed from some distance </text:p>
      <text:p text:style-name="P5"/>
      <text:p text:style-name="P5">1+Y / sqrt(1-Y*Y)</text:p>
      <text:p text:style-name="P5"/>
      <text:p text:style-name="P5">where Y=0 for rectilinear, Y=1 for stereographic.<text:span text:style-name="T4"> Y is the distance of the centre of projection above the centre of the sphere.</text:span></text:p>
      <text:p text:style-name="P6">In fact, for Y&lt;1, can project a view which is angle preserving when viewed from distances less than the sphere radius - this is a less common use case, but maybe useful for zooming in eg to aim a weapon.</text:p>
      <text:p text:style-name="P1"/>
      <text:p text:style-name="P7">Note that parts of the sphere level with the projection point are projected onto the plane at infinity. It is sensible to not project points above.</text:p>
      <text:p text:style-name="P7"/>
      <text:p text:style-name="P7"/>
      <text:p text:style-name="P9">Using this equation, we can allow the user to specify - how far they view the screen from (eg as fraction of screen width - 1=&gt;60 deg, sqrt(2)=&gt;90deg etc), and what FOV they'd like to be able to see in the game (typically larger)<text:span text:style-name="T5">, and we can work out what value of Y should be used.</text:span></text:p>
      <text:p text:style-name="P7"/>
      <text:p text:style-name="P1"/>
      <text:p text:style-name="P8"><text:span text:style-name="T6">http://www.decarpentier.nl/lens-distortion - see webgl sample http://www.decarpentier.nl/downloads/lensdistortion-webgl/lensdistortion-webgl.html does this, but caps game FOV to 160.</text:span></text:p>
      <text:p text:style-name="P8"/>
      <text:p text:style-name="P1"/>
      <text:p text:style-name="P2"><text:span text:style-name="T1">I </text:span>have previously<text:span text:style-name="T1"> implemented</text:span> stereographic and similar projections<text:span text:style-name="T1"> in dark basic way back when using a cube map</text:span>.<text:span text:style-name="T7"> </text:span><text:s/></text:p>
      <text:p text:style-name="P2"/>
      <text:p text:style-name="P10">Plan is to do this in webgl<text:span text:style-name="T7"> so can view FOV in excess of 180 deg.</text:span></text:p>
      <text:p text:style-name="P10"/>
      <text:p text:style-name="P10">Steps:</text:p>
      <text:p text:style-name="P10"><text:soft-page-break/>1) basic shader to project a static 2d texture in this way</text:p>
      <text:p text:style-name="P10">2) extend this using a <text:span text:style-name="T8">c</text:span>ube map</text:p>
      <text:p text:style-name="P10"/>
      <text:p text:style-name="P10">3) dynamic texture single view</text:p>
      <text:p text:style-name="P10">4) dynamic texture cube map </text:p>
      <text:p text:style-name="P10"/>
      <text:p text:style-name="P10">extra work?</text:p>
      <text:p text:style-name="P10">adjusting cube map rendering to not render unseen stuff (eg if FOV only 180 don't need the rear facing render, and only need half of the 4 side faces. (might shift cube forward of camera point<text:span text:style-name="T9">, or stretch cube</text:span>)</text:p>
      <text:p text:style-name="P10"/>
      <text:p text:style-name="P11">efficiency</text:p>
      <text:p text:style-name="P13">unclear whether can make significantly quicker by using a grid and doing more work in the vertex shader. <text:span text:style-name="T10">eg https://imgtec.com/blog/speeding-up-gpu-barrel-distortion-correction-in-mobile-vr/</text:span></text:p>
      <text:p text:style-name="P13">hopefully unnecessary. fragment shader seems fairly simple looking at <text:span text:style-name="T6">http://www.decarpentier.nl/lens-distortion</text:span></text:p>
      <text:p text:style-name="P12"/>
      <text:p text:style-name="P12"/>
      <text:p text:style-name="P2"/>
      <text:p text:style-name="P8"/>
      <text:p text:style-name="P2"/>
      <text:p text:style-name="P14">other references</text:p>
      <text:p text:style-name="P14">http://stackoverflow.com/questions/13360625/three-js-fisheye-effect</text:p>
      <text:p text:style-name="P15">https://thefulldomeblog.com/2013/06/28/fisheye-lens-shader-options/</text:p>
      <text:p text:style-name="P15">https://pixelsorcery.wordpress.com/2010/07/13/fisheye-vertex-shader/</text:p>
      <text:p text:style-name="P16">http://stackoverflow.com/questions/10079368/how-would-i-do-environment-reflection-in-webgl-without-using-a-library-like-thre</text:p>
      <text:p text:style-name="P17">http://math.hws.edu/eck/cs424/notes2013/19_GLSL.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48M22S</meta:editing-duration>
    <meta:editing-cycles>26</meta:editing-cycles>
    <meta:generator>LibreOffice/4.4.4.3$Windows_x86 LibreOffice_project/2c39ebcf046445232b798108aa8a7e7d89552ea8</meta:generator>
    <dc:date>2016-09-04T00:08:20.575000000</dc:date>
    <meta:document-statistic meta:table-count="0" meta:image-count="0" meta:object-count="0" meta:page-count="2" meta:paragraph-count="29" meta:word-count="561" meta:character-count="3794" meta:non-whitespace-character-count="3257"/>
    <meta:user-defined meta:name="Info 1"/>
    <meta:user-defined meta:name="Info 2"/>
    <meta:user-defined meta:name="Info 3"/>
    <meta:user-defined meta:name="Info 4"/>
  </office:meta>
</office:document-meta>
</file>